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6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9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LEVE_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Réseau 1 :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Table routeur A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Table routeur C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Table routeur 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Dest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éseau 2 :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Table routeur A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Table routeur C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Table routeur 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éseau 3 :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Table routeur A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Table routeur C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Table routeur 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éseau 4 :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Table routeur A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Table routeur C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Table routeur 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  <table:table-cell table:number-columns-repeated="2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</table:table>
      <table:table table:name="ELEVE_B" table:style-name="ta1">
        <table:table-column table:style-name="co4" table:number-columns-repeated="3" table:default-cell-style-name="ce3"/>
        <table:table-column table:style-name="co4" table:default-cell-style-name="Default"/>
        <table:table-column table:style-name="co4" table:number-columns-repeated="3" table:default-cell-style-name="ce3"/>
        <table:table-column table:style-name="co4" table:default-cell-style-name="Default"/>
        <table:table-column table:style-name="co4" table:number-columns-repeated="3" table:default-cell-style-name="ce3"/>
        <table:table-row table:style-name="ro1">
          <table:table-cell table:style-name="ce1" office:value-type="string" calcext:value-type="string">
            <text:p>Réseau 1 :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Table routeur B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Table routeur D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Table routeur F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éseau 2 :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Table routeur B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Table routeur D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Table routeur F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éseau 3 :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Table routeur B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Table routeur D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Table routeur F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éseau 4 :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Table routeur B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Table routeur D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Table routeur F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0:19:30.85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7T14:08:37.219000000</meta:creation-date>
    <dc:date>2023-11-14T11:10:01.438000000</dc:date>
    <meta:editing-duration>PT1H6M29S</meta:editing-duration>
    <meta:editing-cycles>48</meta:editing-cycles>
    <meta:generator>LibreOffice/7.2.2.2$Windows_X86_64 LibreOffice_project/02b2acce88a210515b4a5bb2e46cbfb63fe97d56</meta:generator>
    <meta:document-statistic meta:table-count="2" meta:cell-count="286" meta:object-count="0"/>
  </office:meta>
</office:document-meta>
</file>